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URL</text:p>
          </table:table-cell>
          <table:table-cell table:style-name="ce6" office:value-type="string" calcext:value-type="string">
            <text:p>Price (USD)</text:p>
          </table:table-cell>
          <table:table-cell table:style-name="ce9" office:value-type="string" calcext:value-type="string">
            <text:p>Total (USD)</text:p>
          </table:table-cell>
          <table:table-cell table:style-name="ce9" office:value-type="string" calcext:value-type="string">
            <text:p>Total(EUR)</text:p>
          </table:table-cell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MM I.D X 12MM O.D <text:s/>NGP60 Clear Transulcent Silicone Hose Pipe <text:s/>Tubing</text:p>
          </table:table-cell>
          <table:table-cell table:style-name="ce3" office:value-type="string" calcext:value-type="string">
            <text:p>advancedfluidsolutions.co.uk</text:p>
          </table:table-cell>
          <table:table-cell table:style-name="ce5" office:value-type="string" calcext:value-type="string">
            <text:p>http://www.advancedfluidsolutions.co.uk/8mm-id-x-12mm-od-clear-transulcent-silicone-hose-pipe-tubing-2480-p.asp</text:p>
          </table:table-cell>
          <table:table-cell table:style-name="ce7" office:value-type="float" office:value="6.95" calcext:value-type="float">
            <text:p>6.95</text:p>
          </table:table-cell>
          <table:table-cell table:formula="of:=[.A2]*[.E2]" office:value-type="float" office:value="6.95" calcext:value-type="float">
            <text:p>6.95</text:p>
          </table:table-cell>
          <table:table-cell table:formula="of:=[.F2]*[.H2]" office:value-type="float" office:value="6.25" calcext:value-type="float">
            <text:p>6.25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-Flex 4mm ID - 6mm OD Flexible PVC Tubing : Clear</text:p>
          </table:table-cell>
          <table:table-cell table:style-name="ce4" office:value-type="string" calcext:value-type="string">
            <text:p>Amazon.co.uk</text:p>
          </table:table-cell>
          <table:table-cell table:style-name="ce2" office:value-type="string" calcext:value-type="string">
            <text:p><text:a xlink:href="http://www.amazon.co.uk/Hi-Flex-4mm-ID-Flexible-Tubing/dp/B004CLLJFS" xlink:type="simple">http://www.amazon.co.uk/Hi-Flex-4mm-ID-Flexible-Tubing/dp/B004CLLJFS</text:a></text:p>
          </table:table-cell>
          <table:table-cell table:style-name="ce7" office:value-type="float" office:value="11.48" calcext:value-type="float">
            <text:p>11.48</text:p>
          </table:table-cell>
          <table:table-cell table:formula="of:=[.A3]*[.E3]" office:value-type="float" office:value="11.48" calcext:value-type="float">
            <text:p>11.48</text:p>
          </table:table-cell>
          <table:table-cell table:formula="of:=[.F3]*[.H3]" office:value-type="float" office:value="10.3237410071942" calcext:value-type="float">
            <text:p>10.3237410072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ldable Silicone Ear Plugs</text:p>
          </table:table-cell>
          <table:table-cell office:value-type="string" calcext:value-type="string">
            <text:p>Earplugstore.com</text:p>
          </table:table-cell>
          <table:table-cell office:value-type="string" calcext:value-type="string">
            <text:p><text:a xlink:href="http://www.earplugstore.com/moldable-silicone-ear-plugs.html" xlink:type="simple">http://www.earplugstore.com/moldable-silicone-ear-plugs.html</text:a></text:p>
          </table:table-cell>
          <table:table-cell office:value-type="float" office:value="1.8" calcext:value-type="float">
            <text:p>1.8</text:p>
          </table:table-cell>
          <table:table-cell table:formula="of:=[.A4]*[.E4]" office:value-type="float" office:value="1.8" calcext:value-type="float">
            <text:p>1.8</text:p>
          </table:table-cell>
          <table:table-cell table:formula="of:=[.F4]*[.H4]" office:value-type="float" office:value="1.61870503597122" calcext:value-type="float">
            <text:p>1.618705036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taples 21639 </text:p>
            <text:p>(UPC 718103160223) </text:p>
            <text:p>Diaphragm</text:p>
          </table:table-cell>
          <table:table-cell office:value-type="string" calcext:value-type="string">
            <text:p>Staples?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formula="of:=[.A5]*[.E5]" office:value-type="string" office:string-value="" calcext:value-type="error">
            <text:p>#VALUE!</text:p>
          </table:table-cell>
          <table:table-cell table:formula="of:=[.F5]*[.H5]" office:value-type="string" office:string-value="" calcext:value-type="error">
            <text:p>#VALUE!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licone /</text:p>
            <text:p> Rubber ring </text:p>
            <text:p>for diaphram</text:p>
            <text:p> Mount – </text:p>
            <text:p>Exact </text:p>
            <text:p>Dimensions?</text:p>
          </table:table-cell>
          <table:table-cell table:number-columns-repeated="2"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formula="of:=[.A6]*[.E6]" office:value-type="string" office:string-value="" calcext:value-type="error">
            <text:p>#VALUE!</text:p>
          </table:table-cell>
          <table:table-cell table:formula="of:=[.F6]*[.H6]" office:value-type="string" office:string-value="" calcext:value-type="error">
            <text:p>#VALUE!</text:p>
          </table:table-cell>
          <table:table-cell table:formula="of:=6.25/6.95" office:value-type="float" office:value="0.899280575539568" calcext:value-type="float">
            <text:p>0.8992805755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7:50:18.968907685</meta:creation-date>
    <dc:date>2015-08-15T18:33:33.763900535</dc:date>
    <meta:editing-duration>PT12M54S</meta:editing-duration>
    <meta:editing-cycles>1</meta:editing-cycles>
    <meta:generator>LibreOffice/5.0.0.5$Linux_X86_64 LibreOffice_project/00m0$Build-5</meta:generator>
    <meta:document-statistic meta:table-count="1" meta:cell-count="47" meta:object-count="0"/>
  </office:meta>
</office:document-meta>
</file>